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4cm" svg:stroke-color="#000000" draw:fill="none" draw:fill-color="#ffffff" draw:textarea-horizontal-align="left" draw:auto-grow-height="true" draw:auto-grow-width="false" fo:min-height="3.556cm" fo:min-width="0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1.423cm" fo:min-width="1.255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475cm" fo:min-width="3.761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draw:fill="none" draw:textarea-vertical-align="middle" draw:auto-grow-height="false" fo:min-height="5.21cm" fo:min-width="4.96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000000" draw:marker-end="Arrow" draw:marker-end-width="0.12cm" draw:fill="solid" draw:textarea-vertical-align="middle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4cm" svg:stroke-color="#000000" draw:fill="none" draw:textarea-vertical-align="middle" draw:auto-grow-height="false" fo:min-height="2.31cm" fo:min-width="2.06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ffffff" draw:fill-color="#ffffff" draw:textarea-horizontal-align="justify" draw:textarea-vertical-align="middle" draw:auto-grow-height="false" fo:min-height="2.31cm" fo:min-width="0cm" fo:padding-top="0.145cm" fo:padding-bottom="0.145cm" fo:padding-left="0.27cm" fo:padding-right="0.27cm"/>
    </style:style>
    <style:style style:name="gr8" style:family="graphic" style:parent-style-name="Arrow_20_Line" style:list-style-name="L1">
      <style:graphic-properties svg:stroke-width="0.04cm" draw:textarea-vertical-align="middle"/>
      <style:paragraph-properties style:writing-mode="lr-tb"/>
    </style:style>
    <style:style style:name="gr9" style:family="graphic" style:parent-style-name="objectwithoutfill">
      <style:graphic-properties svg:stroke-width="0.04cm" draw:marker-end="Arrow" draw:marker-end-width="0.12cm" draw:fill="solid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.432cm" fo:min-width="0.578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draw:textarea-horizontal-align="justify" draw:textarea-vertical-align="middle" draw:auto-grow-height="false" fo:min-height="0cm" fo:min-width="0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4cm" svg:stroke-color="#000000" draw:fill="none" draw:textarea-vertical-align="middle" draw:auto-grow-height="false" fo:min-height="3.01cm" fo:min-width="2.61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ffffff" draw:fill-color="#ffffff" draw:textarea-horizontal-align="justify" draw:textarea-vertical-align="middle" draw:auto-grow-height="false" fo:min-height="2.91cm" fo:min-width="0cm" fo:padding-top="0.145cm" fo:padding-bottom="0.145cm" fo:padding-left="0.27cm" fo:padding-right="0.27cm"/>
    </style:style>
    <style:style style:name="gr14" style:family="graphic" style:parent-style-name="objectwithoutfill">
      <style:graphic-properties draw:stroke="dash" draw:stroke-dash="Long_20_Dash" svg:stroke-width="0.04cm" svg:stroke-color="#000000" draw:fill="solid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draw:fill="solid" draw:textarea-vertical-align="middle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fill="none" draw:fill-color="#ffffff" draw:textarea-horizontal-align="left" draw:auto-grow-height="true" draw:auto-grow-width="false" fo:min-height="5.689cm" fo:min-width="0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fill="none" draw:fill-color="#ffffff" draw:textarea-horizontal-align="left" draw:auto-grow-height="true" draw:auto-grow-width="false" fo:min-height="3.556cm" fo:min-width="0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a933" fo:font-size="12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ff0000"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loext:graphic-properties draw:fill="none" draw:fill-color="#ffffff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00a933" fo:font-size="18pt" style:font-size-asian="18pt" style:font-size-complex="18pt"/>
    </style:style>
    <style:style style:name="T3" style:family="text">
      <style:text-properties fo:color="#00a933" fo:font-size="12pt" style:font-size-asian="18pt" style:font-size-complex="18pt"/>
    </style:style>
    <style:style style:name="T4" style:family="text">
      <style:text-properties fo:color="#ff0000" fo:font-size="12pt" style:font-size-asian="18pt" style:font-size-complex="1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position="-33% 58%" fo:font-size="10.5pt" style:font-size-asian="10.5pt" style:font-size-complex="10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text-position="-33% 58%" fo:font-size="9pt" style:font-size-asian="9pt" style:font-size-complex="9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color="#ff3838" fo:font-size="18pt" style:font-size-asian="18pt" style:font-size-complex="18pt"/>
    </style:style>
    <style:style style:name="T12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3cm" svg:height="3.846cm" svg:x="2.9cm" svg:y="1.9cm">
          <draw:text-box>
            <text:p text:style-name="P1"><text:span text:style-name="T1"><text:tab/></text:span><text:span text:style-name="T1">0</text:span><text:span text:style-name="T1"><text:tab/></text:span><text:span text:style-name="T1">1</text:span><text:span text:style-name="T1"><text:tab/></text:span><text:span text:style-name="T1">2</text:span><text:span text:style-name="T1"><text:tab/></text:span><text:span text:style-name="T1">3</text:span><text:span text:style-name="T1"><text:tab/></text:span><text:span text:style-name="T1"> <text:s text:c="2"/></text:span></text:p>
            <text:p text:style-name="P1"><text:span text:style-name="T2">0</text:span><text:tab/>0<text:tab/>1<text:tab/>2<text:tab/>3<text:tab/><text:span text:style-name="T2">-3</text:span></text:p>
            <text:p text:style-name="P1"><text:span text:style-name="T2">1</text:span><text:tab/>0<text:tab/>1<text:tab/>4<text:tab/>9<text:tab/><text:span text:style-name="T2">-2</text:span></text:p>
            <text:p text:style-name="P1"><text:span text:style-name="T2">2</text:span><text:tab/>1<text:tab/>1<text:tab/>1<text:tab/>1<text:tab/><text:span text:style-name="T2">-1</text:span></text:p>
            <text:p text:style-name="P1"><text:span text:style-name="T1"><text:tab/></text:span><text:span text:style-name="T1">-4</text:span><text:span text:style-name="T1"><text:tab/></text:span><text:span text:style-name="T1">-3</text:span><text:span text:style-name="T1"><text:tab/></text:span><text:span text:style-name="T1">-2</text:span><text:span text:style-name="T1"><text:tab/></text:span><text:span text:style-name="T1">-1</text:span><text:span text:style-name="T1"><text:tab/></text:span><text:span text:style-name="T1"> <text:s text:c="5"/></text:span></text:p>
          </draw:text-box>
        </draw:frame>
        <draw:frame draw:style-name="gr2" draw:text-style-name="P3" draw:layer="layout" svg:width="1.795cm" svg:height="1.713cm" svg:x="1.6cm" svg:y="3cm">
          <draw:text-box>
            <text:p><text:span text:style-name="T3">Indice </text:span></text:p>
            <text:p><text:span text:style-name="T3">des </text:span></text:p>
            <text:p><text:span text:style-name="T3">lignes</text:span></text:p>
          </draw:text-box>
        </draw:frame>
        <draw:frame draw:style-name="gr3" draw:text-style-name="P4" draw:layer="layout" svg:width="4.301cm" svg:height="0.765cm" svg:x="4.401cm" svg:y="1.301cm">
          <draw:text-box>
            <text:p><text:span text:style-name="T4">Indice des colonnes</text:span></text:p>
          </draw:text-box>
        </draw:frame>
        <draw:frame draw:style-name="gr3" draw:text-style-name="P4" draw:layer="layout" svg:width="4.301cm" svg:height="0.765cm" svg:x="4.402cm" svg:y="5.302cm">
          <draw:text-box>
            <text:p><text:span text:style-name="T4">Indice des </text:span><text:span text:style-name="T4">colonnes</text:span></text:p>
          </draw:text-box>
        </draw:frame>
        <draw:frame draw:style-name="gr2" draw:text-style-name="P3" draw:layer="layout" svg:width="1.795cm" svg:height="1.713cm" svg:x="10.401cm" svg:y="3.001cm">
          <draw:text-box>
            <text:p><text:span text:style-name="T3">Indice </text:span></text:p>
            <text:p><text:span text:style-name="T3">des </text:span></text:p>
            <text:p><text:span text:style-name="T3">lignes</text:span></text:p>
          </draw:text-box>
        </draw:frame>
        <draw:custom-shape draw:style-name="gr4" draw:text-style-name="P5" draw:layer="layout" svg:width="5.5cm" svg:height="5.5cm" svg:x="2.5cm" svg:y="14.8cm">
          <text:p/>
          <draw:enhanced-geometry draw:glue-point-type="segments" draw:type="mso-spt100" draw:modifiers="-90 90.31233004718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5" draw:layer="layout" svg:width="5.5cm" svg:height="5.5cm" svg:x="3.125cm" svg:y="14.8cm">
          <text:p/>
          <draw:enhanced-geometry draw:mirror-horizontal="true" draw:glue-point-type="segments" draw:type="mso-spt100" draw:modifiers="-90 90.31233004718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7" draw:layer="layout" svg:x1="5.9cm" svg:y1="18.7cm" svg:x2="6.7cm" svg:y2="18.7cm">
          <text:p text:style-name="P6"/>
          <text:p text:style-name="P6"><text:span text:style-name="T5">v</text:span><text:span text:style-name="T6">0</text:span></text:p>
        </draw:line>
        <draw:custom-shape draw:style-name="gr6" draw:text-style-name="P5" draw:layer="layout" svg:width="2.6cm" svg:height="2.6cm" svg:x="4.6cm" svg:y="16.1cm">
          <text:p/>
          <draw:enhanced-geometry draw:mirror-horizontal="true" draw:glue-point-type="segments" draw:type="mso-spt100" draw:modifiers="-90 90.31233004718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8" draw:layer="layout" svg:width="0.1cm" svg:height="2.6cm" svg:x="5.9cm" svg:y="16.1cm">
          <text:p/>
          <draw:enhanced-geometry svg:viewBox="0 0 21600 21600" draw:type="rectangle" draw:enhanced-path="M 0 0 L 21600 0 21600 21600 0 21600 0 0 Z N"/>
        </draw:custom-shape>
        <draw:measure draw:style-name="gr8" draw:text-style-name="P9" draw:layer="measurelines" svg:x1="5.2cm" svg:y1="15.7cm" svg:x2="5.9cm" svg:y2="15.7cm">
          <text:p text:style-name="P9"><text:span text:style-name="T7">e</text:span></text:p>
        </draw:measure>
        <draw:line draw:style-name="gr9" draw:text-style-name="P10" draw:layer="layout" svg:x1="5.2cm" svg:y1="17.4cm" svg:x2="3.3cm" svg:y2="19.5cm">
          <text:p/>
        </draw:line>
        <draw:frame draw:style-name="gr10" draw:text-style-name="P11" draw:layer="layout" svg:width="1.118cm" svg:height="0.722cm" svg:x="3.3cm" svg:y="18.9cm">
          <draw:text-box>
            <text:p><text:span text:style-name="T8">R</text:span><text:span text:style-name="T9">max</text:span></text:p>
          </draw:text-box>
        </draw:frame>
        <draw:custom-shape draw:style-name="gr11" draw:text-style-name="P12" draw:layer="layout" svg:width="0.4cm" svg:height="0.4cm" svg:x="3.3cm" svg:y="16.1cm">
          <text:p text:style-name="P12"><text:span text:style-name="T1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15cm" svg:height="3.3cm" svg:x="3.6cm" svg:y="16.1cm">
          <text:p/>
          <draw:enhanced-geometry draw:mirror-horizontal="false" draw:glue-point-type="segments" draw:type="mso-spt100" draw:modifiers="-90 90.31233004718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8" draw:layer="layout" svg:width="0.2cm" svg:height="3.2cm" svg:x="5cm" svg:y="16.1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5.9cm" svg:y1="16.1cm" svg:x2="5.2cm" svg:y2="16.1cm">
          <text:p/>
        </draw:line>
        <draw:line draw:style-name="gr15" draw:text-style-name="P7" draw:layer="layout" svg:x1="5.3cm" svg:y1="19.7cm" svg:x2="5.8cm" svg:y2="19.7cm">
          <text:p text:style-name="P6"/>
          <text:p text:style-name="P6"><text:span text:style-name="T5">E</text:span></text:p>
        </draw:line>
        <draw:frame draw:style-name="gr16" draw:text-style-name="P13" draw:layer="layout" svg:width="7.315cm" svg:height="2.384cm" svg:x="11.2cm" svg:y="15.5cm">
          <draw:text-box>
            <text:p><text:span text:style-name="T1"><text:tab/></text:span><text:span text:style-name="T1">0</text:span><text:span text:style-name="T1"><text:tab/></text:span><text:span text:style-name="T1"> 1</text:span><text:span text:style-name="T1"><text:tab/></text:span><text:span text:style-name="T1"> 2</text:span><text:span text:style-name="T1"><text:tab/></text:span><text:span text:style-name="T1"> 3</text:span><text:span text:style-name="T1"><text:tab/></text:span><text:span text:style-name="T1"> 4</text:span></text:p>
            <text:p>L=<text:tab/>1<text:tab/> 3<text:tab/> 5<text:tab/> 7<text:tab/> 9</text:p>
            <text:p><text:span text:style-name="T11"><text:tab/></text:span><text:span text:style-name="T11">-5</text:span><text:span text:style-name="T11"><text:tab/></text:span><text:span text:style-name="T11">-4</text:span><text:span text:style-name="T11"><text:tab/></text:span><text:span text:style-name="T11">-3</text:span><text:span text:style-name="T11"><text:tab/></text:span><text:span text:style-name="T11">-2</text:span><text:span text:style-name="T11"><text:tab/></text:span><text:span text:style-name="T11">-1</text:span></text:p>
          </draw:text-box>
        </draw:frame>
        <draw:frame draw:style-name="gr3" draw:text-style-name="P4" draw:layer="layout" svg:width="4.322cm" svg:height="0.765cm" svg:x="12.703cm" svg:y="15.203cm">
          <draw:text-box>
            <text:p><text:span text:style-name="T4">Indice des éléments</text:span></text:p>
          </draw:text-box>
        </draw:frame>
        <draw:frame draw:style-name="gr3" draw:text-style-name="P4" draw:layer="layout" svg:width="4.322cm" svg:height="0.765cm" svg:x="12.803cm" svg:y="17.504cm">
          <draw:text-box>
            <text:p><text:span text:style-name="T4">Indice des éléments</text:span></text:p>
          </draw:text-box>
        </draw:frame>
        <draw:frame draw:style-name="gr17" draw:text-style-name="P2" draw:layer="layout" svg:width="13.7cm" svg:height="5.979cm" svg:x="4cm" svg:y="7.1cm">
          <draw:text-box>
            <text:p text:style-name="P1"><text:span text:style-name="T1"><text:tab/></text:span><text:span text:style-name="T1">0</text:span><text:span text:style-name="T1"><text:tab/></text:span><text:span text:style-name="T1"><text:tab/></text:span><text:span text:style-name="T1">1</text:span><text:span text:style-name="T1"><text:tab/></text:span><text:span text:style-name="T1"><text:tab/></text:span><text:span text:style-name="T1">2 <text:s text:c="2"/></text:span><text:span text:style-name="T1"><text:tab/></text:span><text:span text:style-name="T1"><text:tab/></text:span></text:p>
            <text:p text:style-name="P1"><text:span text:style-name="T2">0</text:span><text:tab/>2.3<text:tab/><text:tab/>2.5<text:tab/><text:tab/>6.8 <text:tab/><text:span text:style-name="T2">-</text:span><text:span text:style-name="T2"><text:tab/></text:span><text:span text:style-name="T2">4</text:span></text:p>
            <text:p text:style-name="P1"><text:span text:style-name="T12">1</text:span><text:span text:style-name="T13"><text:tab/></text:span>3.14<text:tab/><text:tab/>3.16<text:tab/><text:tab/>-1.3<text:tab/><text:tab/><text:span text:style-name="T2">-3</text:span></text:p>
            <text:p text:style-name="P1"><text:span text:style-name="T12">2</text:span><text:span text:style-name="T13"><text:tab/></text:span>3.14<text:tab/><text:tab/>4.17<text:tab/><text:tab/>3.45<text:tab/><text:tab/><text:span text:style-name="T2">-2</text:span></text:p>
            <text:p text:style-name="P1"><text:span text:style-name="T2">3</text:span><text:span text:style-name="T2"><text:tab/></text:span><text:span text:style-name="T14">1.6</text:span><text:span text:style-name="T14"><text:tab/></text:span><text:span text:style-name="T14"><text:tab/></text:span><text:span text:style-name="T14">4.2</text:span><text:span text:style-name="T14"><text:tab/></text:span><text:span text:style-name="T14"> </text:span><text:span text:style-name="T14"><text:tab/></text:span><text:span text:style-name="T14">-8.2</text:span><text:span text:style-name="T2"><text:tab/></text:span><text:span text:style-name="T2"><text:tab/></text:span><text:span text:style-name="T2">-1</text:span></text:p>
            <text:p text:style-name="P1"><text:span text:style-name="T1"><text:tab/></text:span><text:span text:style-name="T1">-3</text:span><text:span text:style-name="T1"><text:tab/></text:span><text:span text:style-name="T1"><text:tab/></text:span><text:span text:style-name="T1">-2</text:span><text:span text:style-name="T1"><text:tab/></text:span><text:span text:style-name="T1"><text:tab/></text:span><text:span text:style-name="T1">-1 <text:s text:c="4"/></text:span><text:span text:style-name="T1"><text:tab/></text:span></text:p>
          </draw:text-box>
        </draw:frame>
        <draw:frame draw:style-name="gr2" draw:text-style-name="P3" draw:layer="layout" svg:width="1.795cm" svg:height="1.713cm" svg:x="2.9cm" svg:y="8.2cm">
          <draw:text-box>
            <text:p><text:span text:style-name="T3">Indice </text:span></text:p>
            <text:p><text:span text:style-name="T3">des </text:span></text:p>
            <text:p><text:span text:style-name="T3">lignes</text:span></text:p>
          </draw:text-box>
        </draw:frame>
        <draw:frame draw:style-name="gr3" draw:text-style-name="P4" draw:layer="layout" svg:width="4.301cm" svg:height="0.765cm" svg:x="5.701cm" svg:y="6.501cm">
          <draw:text-box>
            <text:p><text:span text:style-name="T4">Indice des colonnes</text:span></text:p>
          </draw:text-box>
        </draw:frame>
        <draw:frame draw:style-name="gr3" draw:text-style-name="P4" draw:layer="layout" svg:width="4.301cm" svg:height="0.765cm" svg:x="5.702cm" svg:y="11.402cm">
          <draw:text-box>
            <text:p><text:span text:style-name="T4">Indice des colonnes</text:span></text:p>
          </draw:text-box>
        </draw:frame>
        <draw:frame draw:style-name="gr2" draw:text-style-name="P3" draw:layer="layout" svg:width="1.795cm" svg:height="1.713cm" svg:x="13.601cm" svg:y="8.201cm">
          <draw:text-box>
            <text:p><text:span text:style-name="T3">Indice </text:span></text:p>
            <text:p><text:span text:style-name="T3">des </text:span></text:p>
            <text:p><text:span text:style-name="T3">lignes</text:span></text:p>
          </draw:text-box>
        </draw:frame>
        <draw:frame draw:style-name="gr18" draw:text-style-name="P2" draw:layer="layout" svg:width="8.3cm" svg:height="3.846cm" svg:x="2.9cm" svg:y="1.9cm">
          <draw:text-box>
            <text:p text:style-name="P1"><text:span text:style-name="T1"><text:tab/></text:span><text:span text:style-name="T1">0</text:span><text:span text:style-name="T1"><text:tab/></text:span><text:span text:style-name="T1">1</text:span><text:span text:style-name="T1"><text:tab/></text:span><text:span text:style-name="T1">2</text:span><text:span text:style-name="T1"><text:tab/></text:span><text:span text:style-name="T1">3</text:span><text:span text:style-name="T1"><text:tab/></text:span><text:span text:style-name="T1"> <text:s text:c="2"/></text:span></text:p>
            <text:p text:style-name="P1"><text:span text:style-name="T2">0</text:span><text:tab/>0<text:tab/>1<text:tab/>2<text:tab/>3<text:tab/><text:span text:style-name="T2">-3</text:span></text:p>
            <text:p text:style-name="P1"><text:span text:style-name="T2">1</text:span><text:tab/>0<text:tab/>1<text:tab/>4<text:tab/>9<text:tab/><text:span text:style-name="T2">-2</text:span></text:p>
            <text:p text:style-name="P1"><text:span text:style-name="T2">2</text:span><text:tab/>1<text:tab/>1<text:tab/>1<text:tab/>1<text:tab/><text:span text:style-name="T2">-1</text:span></text:p>
            <text:p text:style-name="P1"><text:span text:style-name="T1"><text:tab/></text:span><text:span text:style-name="T1">-4</text:span><text:span text:style-name="T1"><text:tab/></text:span><text:span text:style-name="T1">-3</text:span><text:span text:style-name="T1"><text:tab/></text:span><text:span text:style-name="T1">-2</text:span><text:span text:style-name="T1"><text:tab/></text:span><text:span text:style-name="T1">-1</text:span><text:span text:style-name="T1"><text:tab/></text:span><text:span text:style-name="T1"> <text:s text:c="5"/></text:span></text:p>
          </draw:text-box>
        </draw:frame>
        <draw:frame draw:style-name="gr2" draw:text-style-name="P3" draw:layer="layout" svg:width="1.795cm" svg:height="1.713cm" svg:x="1.6cm" svg:y="3cm">
          <draw:text-box>
            <text:p><text:span text:style-name="T3">Indice </text:span></text:p>
            <text:p><text:span text:style-name="T3">des </text:span></text:p>
            <text:p><text:span text:style-name="T3">lignes</text:span></text:p>
          </draw:text-box>
        </draw:frame>
        <draw:frame draw:style-name="gr3" draw:text-style-name="P4" draw:layer="layout" svg:width="4.301cm" svg:height="0.765cm" svg:x="4.401cm" svg:y="1.301cm">
          <draw:text-box>
            <text:p><text:span text:style-name="T4">Indice des colonnes</text:span></text:p>
          </draw:text-box>
        </draw:frame>
        <draw:frame draw:style-name="gr3" draw:text-style-name="P4" draw:layer="layout" svg:width="4.301cm" svg:height="0.765cm" svg:x="4.402cm" svg:y="5.302cm">
          <draw:text-box>
            <text:p><text:span text:style-name="T4">Indice des colonnes</text:span></text:p>
          </draw:text-box>
        </draw:frame>
        <draw:frame draw:style-name="gr2" draw:text-style-name="P3" draw:layer="layout" svg:width="1.795cm" svg:height="1.713cm" svg:x="10.401cm" svg:y="3.001cm">
          <draw:text-box>
            <text:p><text:span text:style-name="T3">Indice </text:span></text:p>
            <text:p><text:span text:style-name="T3">des </text:span></text:p>
            <text:p><text:span text:style-name="T3">lign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08:59.801894720</meta:creation-date>
    <dc:date>2021-06-03T10:46:35.751852576</dc:date>
    <meta:editing-duration>PT1H9M5S</meta:editing-duration>
    <meta:editing-cycles>4</meta:editing-cycles>
    <meta:generator>LibreOffice/6.4.7.2$Linux_X86_64 LibreOffice_project/40$Build-2</meta:generator>
    <meta:document-statistic meta:object-count="31"/>
  </office:meta>
</office:document-meta>
</file>